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Liberation Serif" svg:font-family="'Liberation Serif'" style:font-family-generic="roman" style:font-pitch="variable"/>
    <style:font-face style:name="Segoe Script" svg:font-family="'Segoe Script'"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800000" style:font-name="Segoe Script" fo:font-size="18pt" fo:font-weight="bold" officeooo:rsid="000c2c82" officeooo:paragraph-rsid="000c2c82" style:font-size-asian="18pt" style:font-weight-asian="bold" style:font-size-complex="18pt" style:font-weight-complex="bold"/>
    </style:style>
    <style:style style:name="P2" style:family="paragraph" style:parent-style-name="Standard">
      <style:paragraph-properties fo:text-align="start" style:justify-single-word="false"/>
      <style:text-properties fo:color="#000000" style:font-name="Arial" fo:font-size="12pt" fo:font-weight="normal" officeooo:rsid="000c2c82" officeooo:paragraph-rsid="000c2c82"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color="#000000" style:font-name="Arial" fo:font-size="12pt" style:text-underline-style="solid" style:text-underline-width="auto" style:text-underline-color="font-color" fo:font-weight="bold" officeooo:rsid="000c2c82" officeooo:paragraph-rsid="000c2c82" style:font-size-asian="10.5pt" style:font-weight-asian="bold" style:font-size-complex="12pt" style:font-weight-complex="bold"/>
    </style:style>
    <style:style style:name="P4" style:family="paragraph" style:parent-style-name="Standard" style:list-style-name="L1">
      <style:paragraph-properties fo:text-align="start" style:justify-single-word="false"/>
      <style:text-properties officeooo:paragraph-rsid="000c2c82"/>
    </style:style>
    <style:style style:name="P5" style:family="paragraph" style:parent-style-name="Standard">
      <style:paragraph-properties fo:text-align="start" style:justify-single-word="false"/>
      <style:text-properties officeooo:paragraph-rsid="000d6428"/>
    </style:style>
    <style:style style:name="P6" style:family="paragraph" style:parent-style-name="Standard" style:list-style-name="L3">
      <style:paragraph-properties fo:text-align="start" style:justify-single-word="false"/>
      <style:text-properties officeooo:paragraph-rsid="000d6428"/>
    </style:style>
    <style:style style:name="P7" style:family="paragraph" style:parent-style-name="Standard" style:list-style-name="L4">
      <style:paragraph-properties fo:text-align="start" style:justify-single-word="false"/>
      <style:text-properties officeooo:paragraph-rsid="000c2c82"/>
    </style:style>
    <style:style style:name="P8" style:family="paragraph" style:parent-style-name="Standard" style:list-style-name="L5">
      <style:paragraph-properties fo:text-align="start" style:justify-single-word="false"/>
      <style:text-properties officeooo:paragraph-rsid="000c2c82"/>
    </style:style>
    <style:style style:name="P9" style:family="paragraph" style:parent-style-name="Standard" style:list-style-name="L6">
      <style:paragraph-properties fo:text-align="start" style:justify-single-word="false"/>
      <style:text-properties officeooo:paragraph-rsid="000f5cdb"/>
    </style:style>
    <style:style style:name="P10" style:family="paragraph" style:parent-style-name="Standard" style:list-style-name="L6">
      <style:paragraph-properties fo:text-align="start" style:justify-single-word="false"/>
      <style:text-properties officeooo:rsid="000d6428" officeooo:paragraph-rsid="000d6428"/>
    </style:style>
    <style:style style:name="P11" style:family="paragraph" style:parent-style-name="Standard">
      <style:paragraph-properties fo:text-align="start" style:justify-single-word="false"/>
      <style:text-properties officeooo:rsid="000ec821" officeooo:paragraph-rsid="000ec821"/>
    </style:style>
    <style:style style:name="P12" style:family="paragraph" style:parent-style-name="Standard">
      <style:paragraph-properties fo:text-align="start" style:justify-single-word="false"/>
      <style:text-properties officeooo:rsid="000f5cdb" officeooo:paragraph-rsid="000f5cdb"/>
    </style:style>
    <style:style style:name="P13" style:family="paragraph" style:parent-style-name="Standard">
      <style:paragraph-properties fo:text-align="start" style:justify-single-word="false"/>
      <style:text-properties officeooo:rsid="000feaef" officeooo:paragraph-rsid="000feaef"/>
    </style:style>
    <style:style style:name="P14" style:family="paragraph" style:parent-style-name="Standard">
      <style:paragraph-properties fo:text-align="start" style:justify-single-word="false"/>
      <style:text-properties fo:font-weight="bold" officeooo:rsid="000f5cdb" officeooo:paragraph-rsid="000f5cdb" style:font-weight-asian="bold" style:font-weight-complex="bold"/>
    </style:style>
    <style:style style:name="P15" style:family="paragraph" style:parent-style-name="Standard">
      <style:paragraph-properties fo:text-align="start" style:justify-single-word="false"/>
      <style:text-properties fo:font-weight="bold" officeooo:rsid="00144a38" officeooo:paragraph-rsid="00144a38" style:font-weight-asian="bold" style:font-weight-complex="bold"/>
    </style:style>
    <style:style style:name="P16" style:family="paragraph" style:parent-style-name="Standard">
      <style:paragraph-properties fo:text-align="start" style:justify-single-word="false"/>
      <style:text-properties fo:color="#7f00ff" style:font-name="Segoe Script" fo:font-size="18pt" officeooo:rsid="000f5cdb" officeooo:paragraph-rsid="000f5cdb" style:font-size-asian="18pt" style:font-size-complex="18pt"/>
    </style:style>
    <style:style style:name="P17" style:family="paragraph" style:parent-style-name="Standard">
      <style:paragraph-properties fo:text-align="start" style:justify-single-word="false"/>
      <style:text-properties fo:color="#7f00ff" style:font-name="Segoe Script" fo:font-size="18pt" officeooo:rsid="00118b14" officeooo:paragraph-rsid="00118b14" style:font-size-asian="18pt" style:font-size-complex="18pt"/>
    </style:style>
    <style:style style:name="P18" style:family="paragraph" style:parent-style-name="Standard">
      <style:paragraph-properties fo:text-align="start" style:justify-single-word="false"/>
      <style:text-properties fo:color="#7f00ff" style:font-name="Segoe Script" fo:font-size="18pt" officeooo:rsid="00130091" officeooo:paragraph-rsid="00130091" style:font-size-asian="18pt" style:font-size-complex="18pt"/>
    </style:style>
    <style:style style:name="P19" style:family="paragraph" style:parent-style-name="Standard">
      <style:paragraph-properties fo:text-align="start" style:justify-single-word="false"/>
      <style:text-properties officeooo:rsid="0010a95a" officeooo:paragraph-rsid="0010a95a"/>
    </style:style>
    <style:style style:name="P20" style:family="paragraph" style:parent-style-name="Standard">
      <style:paragraph-properties fo:text-align="start" style:justify-single-word="false"/>
      <style:text-properties officeooo:rsid="00118b14" officeooo:paragraph-rsid="00118b14"/>
    </style:style>
    <style:style style:name="P21" style:family="paragraph" style:parent-style-name="Standard">
      <style:paragraph-properties fo:text-align="start" style:justify-single-word="false"/>
      <style:text-properties officeooo:rsid="00124c5e" officeooo:paragraph-rsid="00124c5e"/>
    </style:style>
    <style:style style:name="P22" style:family="paragraph" style:parent-style-name="Standard">
      <style:paragraph-properties fo:text-align="start" style:justify-single-word="false"/>
      <style:text-properties officeooo:rsid="00130091" officeooo:paragraph-rsid="00130091"/>
    </style:style>
    <style:style style:name="P23" style:family="paragraph" style:parent-style-name="Standard">
      <style:paragraph-properties fo:text-align="start" style:justify-single-word="false"/>
      <style:text-properties officeooo:rsid="00130091" officeooo:paragraph-rsid="00144a38"/>
    </style:style>
    <style:style style:name="P24" style:family="paragraph" style:parent-style-name="Standard">
      <style:paragraph-properties fo:text-align="start" style:justify-single-word="false"/>
      <style:text-properties officeooo:rsid="00144a38" officeooo:paragraph-rsid="00144a38"/>
    </style:style>
    <style:style style:name="P25" style:family="paragraph" style:parent-style-name="Standard">
      <style:paragraph-properties fo:text-align="start" style:justify-single-word="false"/>
      <style:text-properties officeooo:rsid="0015742b" officeooo:paragraph-rsid="0015742b"/>
    </style:style>
    <style:style style:name="T1" style:family="text">
      <style:text-properties fo:font-weight="bold" style:font-weight-asian="bold" style:font-weight-complex="bold"/>
    </style:style>
    <style:style style:name="T2" style:family="text">
      <style:text-properties fo:font-weight="bold" officeooo:rsid="000d6428" style:font-weight-asian="bold" style:font-weight-complex="bold"/>
    </style:style>
    <style:style style:name="T3" style:family="text">
      <style:text-properties fo:color="#ff7f00"/>
    </style:style>
    <style:style style:name="T4" style:family="text">
      <style:text-properties fo:color="#ff7f00" style:font-name="Arial" fo:font-size="12pt" fo:font-weight="normal" officeooo:rsid="000c2c82" style:font-size-asian="10.5pt" style:font-weight-asian="normal" style:font-size-complex="12pt" style:font-weight-complex="normal"/>
    </style:style>
    <style:style style:name="T5" style:family="text">
      <style:text-properties fo:color="#ff7f00" style:font-name="Arial" fo:font-size="12pt" fo:font-weight="normal" officeooo:rsid="000d6428" style:font-size-asian="10.5pt" style:font-weight-asian="normal" style:font-size-complex="12pt" style:font-weight-complex="normal"/>
    </style:style>
    <style:style style:name="T6" style:family="text">
      <style:text-properties fo:color="#0000ff"/>
    </style:style>
    <style:style style:name="T7" style:family="text">
      <style:text-properties officeooo:rsid="000d6428"/>
    </style:style>
    <style:style style:name="T8" style:family="text">
      <style:text-properties fo:color="#7f00ff" style:font-name="Segoe Script" fo:font-size="18pt" style:font-size-asian="18pt" style:font-size-complex="18pt"/>
    </style:style>
    <style:style style:name="T9" style:family="text">
      <style:text-properties fo:color="#7f00ff" style:font-name="Segoe Script" fo:font-size="18pt" officeooo:rsid="000d6428" style:font-size-asian="18pt" style:font-size-complex="18pt"/>
    </style:style>
    <style:style style:name="T10" style:family="text">
      <style:text-properties fo:color="#7f00ff" style:font-name="Segoe Script" fo:font-size="18pt" fo:font-weight="normal" style:font-size-asian="18pt" style:font-weight-asian="normal" style:font-size-complex="18pt" style:font-weight-complex="normal"/>
    </style:style>
    <style:style style:name="T11" style:family="text">
      <style:text-properties fo:color="#000000" style:font-name="Arial" fo:font-size="12pt" fo:font-weight="normal" style:font-size-asian="10.5pt" style:font-weight-asian="normal" style:font-size-complex="12pt" style:font-weight-complex="normal"/>
    </style:style>
    <style:style style:name="T12" style:family="text">
      <style:text-properties fo:color="#000000" style:font-name="Arial" fo:font-size="12pt" fo:font-weight="normal" officeooo:rsid="000c2c82" style:font-size-asian="10.5pt" style:font-weight-asian="normal" style:font-size-complex="12pt" style:font-weight-complex="normal"/>
    </style:style>
    <style:style style:name="T13" style:family="text">
      <style:text-properties fo:color="#000000" style:font-name="Arial" fo:font-size="12pt" fo:font-weight="normal" officeooo:rsid="000d6428" style:font-size-asian="10.5pt" style:font-weight-asian="normal" style:font-size-complex="12pt" style:font-weight-complex="normal"/>
    </style:style>
    <style:style style:name="T14" style:family="text">
      <style:text-properties fo:color="#000000" style:font-name="Arial" fo:font-size="12pt" fo:font-weight="normal" officeooo:rsid="000ec821" style:font-size-asian="10.5pt" style:font-weight-asian="normal" style:font-size-complex="12pt" style:font-weight-complex="normal"/>
    </style:style>
    <style:style style:name="T15" style:family="text">
      <style:text-properties fo:color="#000000" style:font-name="Arial" fo:font-size="12pt" fo:font-weight="normal" officeooo:rsid="000f5cdb" style:font-size-asian="10.5pt" style:font-weight-asian="normal" style:font-size-complex="12pt" style:font-weight-complex="normal"/>
    </style:style>
    <style:style style:name="T16" style:family="text">
      <style:text-properties fo:color="#000000" style:font-name="Arial" fo:font-size="12pt" fo:font-weight="normal" officeooo:rsid="0010a95a" style:font-size-asian="10.5pt" style:font-weight-asian="normal" style:font-size-complex="12pt" style:font-weight-complex="normal"/>
    </style:style>
    <style:style style:name="T17" style:family="text">
      <style:text-properties fo:color="#000000" style:font-name="Arial" fo:font-size="12pt" fo:font-weight="normal" officeooo:rsid="00124c5e" style:font-size-asian="10.5pt" style:font-weight-asian="normal" style:font-size-complex="12pt" style:font-weight-complex="normal"/>
    </style:style>
    <style:style style:name="T18" style:family="text">
      <style:text-properties fo:color="#000000" style:font-name="Arial" fo:font-size="12pt" fo:font-style="italic" fo:font-weight="normal" style:font-size-asian="10.5pt" style:font-style-asian="italic" style:font-weight-asian="normal" style:font-size-complex="12pt" style:font-style-complex="italic" style:font-weight-complex="normal"/>
    </style:style>
    <style:style style:name="T19" style:family="text">
      <style:text-properties fo:color="#000000" style:font-name="Arial" fo:font-size="12pt" fo:font-weight="bold" style:font-size-asian="10.5pt" style:font-weight-asian="bold" style:font-size-complex="12pt" style:font-weight-complex="bold"/>
    </style:style>
    <style:style style:name="T20" style:family="text">
      <style:text-properties fo:color="#000000" style:font-name="Arial" fo:font-size="12pt" style:font-size-asian="10.5pt" style:font-size-complex="12pt"/>
    </style:style>
    <style:style style:name="T21" style:family="text">
      <style:text-properties fo:color="#000000" style:font-name="Arial" fo:font-size="12pt" officeooo:rsid="000feaef" style:font-size-asian="10.5pt" style:font-size-complex="12pt"/>
    </style:style>
    <style:style style:name="T22" style:family="text">
      <style:text-properties officeooo:rsid="000ec821"/>
    </style:style>
    <style:style style:name="T23" style:family="text">
      <style:text-properties fo:font-weight="normal" style:font-weight-asian="normal" style:font-weight-complex="normal"/>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à l’Archéométrie : datation </text:p>
      <text:p text:style-name="P1"/>
      <text:p text:style-name="P2"><text:span text:style-name="T7">(</text:span>→ Dali : <text:span text:style-name="T7">persistance</text:span> de la mémoire : <text:span text:style-name="T7">intro)</text:span></text:p>
      <text:p text:style-name="P2"/>
      <text:p text:style-name="P3">Méthode<text:span text:style-name="T22">s</text:span> de datation<text:span text:style-name="T22">s</text:span> : </text:p>
      <text:p text:style-name="P3"/>
      <text:p text:style-name="P2">→ On peut classer les méthodes de datation de deux façon selon que l’on considère le <text:span text:style-name="T6">résultat</text:span> ou la <text:span text:style-name="T3">démarche </text:span></text:p>
      <text:p text:style-name="P2">→ <text:span text:style-name="T1">Datation « absolues »</text:span> qui fournissent une date chiffré et <text:span text:style-name="T1">datation relatives</text:span> qui donnent des successions chronologique </text:p>
      <text:p text:style-name="P2">→ Datation par méthodes physiques et datations par méthodes naturalistes (biologique ou géologiques) </text:p>
      <text:p text:style-name="P2"/>
      <text:p text:style-name="P2"><text:span text:style-name="T9">D</text:span><text:span text:style-name="T8">atation relatives</text:span> : dater sans calcul : <text:s/>l<text:span text:style-name="T7">e</text:span>s méthodes de datation relative s’appliquent sans limite dans le temps. </text:p>
      <text:p text:style-name="P5"><text:span text:style-name="T12">Datations rel</text:span><text:span text:style-name="T13">a</text:span><text:span text:style-name="T12">tives : les méthodes de datation relative s’appliquent sans limites dans le temps, ce sont souvent des datations par corrélation de </text:span><text:span text:style-name="T13">séquences.</text:span><text:span text:style-name="T12"> </text:span></text:p>
      <text:list xml:id="list2603742826" text:style-name="L3">
        <text:list-item>
          <text:p text:style-name="P6"><text:span text:style-name="T4">Stratigraphie</text:span><text:span text:style-name="T12"> : la géologie enregistre des successions d’événement climatique. Si l’une de ces sq sédimentaires est calée par méthode de datation absolue, cette méthode donne un ordre de grandeur chronologique : permet au minium de reconnaître deux sites contemporain</text:span></text:p>
        </text:list-item>
      </text:list>
      <text:p text:style-name="P2"/>
      <text:list xml:id="list2116924376" text:style-name="L1">
        <text:list-item>
          <text:p text:style-name="P4"><text:span text:style-name="T4">Palynologie</text:span><text:span text:style-name="T12"> : développ</text:span><text:span text:style-name="T13">ement</text:span><text:span text:style-name="T12"> des espèce végé</text:span><text:span text:style-name="T13">tal</text:span><text:span text:style-name="T12"> </text:span><text:span text:style-name="T13">déterminé</text:span><text:span text:style-name="T12"> par les pollens généralement conservé dans les sédiments est </text:span><text:span text:style-name="T13">subordonné</text:span><text:span text:style-name="T12"> aux variations des </text:span><text:span text:style-name="T13">paramètres</text:span><text:span text:style-name="T12"> du climat(température, humidité ensoleillement) . Les paysages végétaux que l’on peut reconstituer, sont donc eux aussi caractéristiques des variations climatique successions</text:span></text:p>
        </text:list-item>
      </text:list>
      <text:p text:style-name="P2"/>
      <text:list xml:id="list3674547388" text:style-name="L4">
        <text:list-item>
          <text:p text:style-name="P7"><text:span text:style-name="T4"><text:s/>Paléontologie</text:span><text:span text:style-name="T12"> : les méthodes de l’anatomie comparée et la paléontologie permettent d’identifier les ossement d’animaux </text:span><text:span text:style-name="T13">focalisé</text:span><text:span text:style-name="T12"> dans les couches géologiques ou des niveaux archéologique. L’évolution des espèces </text:span><text:span text:style-name="T13">animale</text:span><text:span text:style-name="T12"> au cour du temps d’une part, et les associations de faune adaptées à un environnement d’autre part, permettant</text:span></text:p>
        </text:list-item>
      </text:list>
      <text:p text:style-name="P2"/>
      <text:list xml:id="list239527847" text:style-name="L5">
        <text:list-item>
          <text:p text:style-name="P8"><text:span text:style-name="T4">Typologie</text:span><text:span text:style-name="T12"> : Construction d’une typologie s’a</text:span><text:span text:style-name="T13">pp</text:span><text:span text:style-name="T12">uie sur le principe adm</text:span><text:span text:style-name="T13">i</text:span><text:span text:style-name="T12">s à priori UE LES FORMES D4UN OBJET D4USAGE COURANT 2VOLUET DANS LE TEMPS EN FONCTION DES CHANGEMENT DES MODES ? TECHNIQUES ? HABITUDES ET PRATIQUES ARTISANALES QUI LES PRODUISENT ET QUE L4ON</text:span></text:p>
        </text:list-item>
      </text:list>
      <text:p text:style-name="P2"/>
      <text:p text:style-name="P2"><text:span text:style-name="T8">Datation absolue</text:span> : « les chronomètres du passé » utilisent un processus interne aux matériaux à dater, le plus souvent la modification d’une propriété physique, parfois chimique ou biologique. Les méthodes de datation correspondantes s’appliquent à des <text:span text:style-name="T1">tranches de temps, à des matériaux archéologique ou géologiques spécifique</text:span> et donnent des<text:span text:style-name="T1"> dates calendair</text:span><text:span text:style-name="T2">e</text:span><text:span text:style-name="T1">s</text:span>. Les physiciens préfèrent pour ces datations le qualicatifs de numériques ou chiffré à celui d’absolu. </text:p>
      <text:p text:style-name="P2"/>
      <text:p text:style-name="P2">Quelles sont ces méthodes ? </text:p>
      <text:p text:style-name="P2"><text:soft-page-break/></text:p>
      <text:list xml:id="list2543309485" text:style-name="L6">
        <text:list-item>
          <text:p text:style-name="P9"><text:span text:style-name="T5">La Dendrochronologie</text:span><text:span text:style-name="T13"> : </text:span></text:p>
          <text:p text:style-name="P9"><text:span text:style-name="T15">- </text:span><text:span text:style-name="T13">principe : chaque année, un nouvel anneau de croissances ou cerne se crée. Compter les cernes revient à dater l’âge de l’arbre au moment de son abattage (arbre, support de tableau, poutre en bois...) </text:span></text:p>
          <text:p text:style-name="P10"><text:span text:style-name="T11">Chaque objet est caractérisé par un séquence de mesures de largeurs de cernes. Le calage dans le temps est obtenu en comparent cette séquence à un courbe de référence </text:span></text:p>
          <text:p text:style-name="P10"><text:span text:style-name="T11">Vestiges en bois gorgé d’eau, poutres piquets ouvres d’art …</text:span></text:p>
          <text:p text:style-name="P10"><text:span text:style-name="T11">Précision : permet de dater à l’année près si l’écorce est conservé </text:span></text:p>
          <text:p text:style-name="P10"><text:span text:style-name="T11">Porté : on remonte jusqu’à 7300ans av JC grâce au Pin </text:span><text:span text:style-name="T18">Pinus aristata</text:span><text:span text:style-name="T11"> aux US et jusqu’à 8500ans grâce au chêne conservé dans les tourbière en Allemagne. </text:span></text:p>
          <text:p text:style-name="P10"><text:span text:style-name="T15">- </text:span><text:span text:style-name="T11">Limites : on date la coupe de l’arbr</text:span><text:span text:style-name="T14">e</text:span><text:span text:style-name="T11"> et non l’utilisation de l’arbre, le matériel de const</text:span><text:span text:style-name="T14">r</text:span><text:span text:style-name="T11">uction peut être remployé plusieurs fois longtemps après l’abattage. </text:span></text:p>
          <text:p text:style-name="P10"><text:span text:style-name="T14">Innovations</text:span><text:span text:style-name="T11"> méthodologique : la xlochronoligie : d’affiner la méthode car elle mesure les variation de densité du bois à l’intérieur même des cernes </text:span></text:p>
          <text:p text:style-name="P10"><text:span text:style-name="T11">+ permet aussi de corriger les dates du carbone 14 grâce à la précision des données de référence qu’elle fournit pour le bois</text:span></text:p>
          <text:p text:style-name="P10"><text:span text:style-name="T11"/></text:p>
        </text:list-item>
      </text:list>
      <text:p text:style-name="P11"><text:span text:style-name="T10">Datation par le radiocarbone de carbone 14 </text:span><text:span text:style-name="T11">: dans les années 1950 le carbone 14 est la première méthode de datation absolue basée sur le principe de radioactivité. Pour cette découverte le chimiste LIBBY obtient le prix Nobel 1960</text:span></text:p>
      <text:p text:style-name="P11"><text:span text:style-name="T15">- </text:span><text:span text:style-name="T11">D’où vient le carbone 14 ? provient de l’interaction dans la haute atmosphère entre les rayonnement cosmiques et l’azote contenu dans l’air. Dans l’atmosphère il y a Istome de 14C pour mille milliard d’atomes de 14C biologiques, soit une production de 14kg par on pour l’ensemble de globe. </text:span></text:p>
      <text:p text:style-name="P11"><text:span text:style-name="T11">On le trouve en CO2 dans l’atmosphère</text:span></text:p>
      <text:p text:style-name="P11"><text:span text:style-name="T11">CO2 : source de carbone pour beaucoup d’organisme vivant </text:span></text:p>
      <text:p text:style-name="P11"><text:span text:style-name="T11">Photosynthèse par le pigment de la chlorophylle</text:span></text:p>
      <text:p text:style-name="P11"><text:span text:style-name="T11">Petit à petit carbone 14 qui se réparti dans le monde vivant. </text:span></text:p>
      <text:p text:style-name="P11"><text:span text:style-name="T11">Le carbone 14 est fixé par les océans </text:span></text:p>
      <text:p text:style-name="P11"><text:span text:style-name="T11">CACO3 : carbonate de calcium : coquille des zooplancton … </text:span></text:p>
      <text:p text:style-name="P11"><text:span text:style-name="T15">- Principe : les organisme vivant contiennent une certaines quantité de carbone 14, à la mort les atomes de carbone radioactif commencent à se desintéger. Ils se transforment en azote avec émission d’une particule(électron de grand énergie). La mesure de la radioactivité du 14C restant dans un échantillon permet d’évoluer le temps écoulé depuis la mort de l’organisme vivant.</text:span></text:p>
      <text:p text:style-name="P12"><text:span text:style-name="T11">On est en équilibre avec le carbone 14 mais plus le temps passe moins il y en a, à la mort il n’y en à plus. </text:span></text:p>
      <text:p text:style-name="P12"><text:span text:style-name="T11"/></text:p>
      <text:p text:style-name="P12"><text:span text:style-name="T11">- Précision : environ de 2à5 % après calibration</text:span></text:p>
      <text:p text:style-name="P12"><text:span text:style-name="T11">- Portée : Du MA jusqu’au 50 000ans environ </text:span></text:p>
      <text:p text:style-name="P12"><text:span text:style-name="T11">- Limites : la formation et la concentration en de C14 dans l’atmosphère a varié au fil du temps. Les Ages nécessitent donc une </text:span><text:span text:style-name="T19">correction pour passer à l’âge calendaires</text:span><text:span text:style-name="T11">. Cette calibration est obtenue en comparent l’âge d 14C avec des données accumulées sur les abaques références obtenues par d’autres méthodes de datation indépendantes (textes, dendrochronologie, uranium tharium, archéomagnétisme)</text:span></text:p>
      <text:p text:style-name="P12"><text:span text:style-name="T11"/></text:p>
      <text:p text:style-name="P12"><text:span text:style-name="T11">L’avancée métholodique qui à permet de faire rentrer le C14 avec le domaine de l’histoire de l’art : 1990 : quantité de 14C est detérminé par un accélérateur de particule couplé à un </text:span><text:soft-page-break/><text:span text:style-name="T11">spectromètres de masse qui sépare les isotopes seon leur masse. Cette technnque permet de dater des échantillons plus petit et de gagner en rapidité et de précision </text:span></text:p>
      <text:p text:style-name="P12"><text:span text:style-name="T11">S’ouvre ainsi le champs des matériux « précieux » car non detructibles parmi lesquels les peinture paritéales .. </text:span></text:p>
      <text:p text:style-name="P12"><text:span text:style-name="T11"/></text:p>
      <text:p text:style-name="P16"><text:span text:style-name="T23">Postassium-Argon et Argon Argon :</text:span></text:p>
      <text:p text:style-name="P12"><text:span text:style-name="T11">- Méthode 1930 : provient de la désintégration du Potassium 40, la méthode de datation se développe dès 1950. </text:span></text:p>
      <text:p text:style-name="P14"><text:span text:style-name="T20">- Matériaux datable : les roches magmatiques(plutonique ou magmatique), datées sont les plus anciennes roches connues : </text:span><text:span text:style-name="T21">datation de roche magmatique.</text:span></text:p>
      <text:p text:style-name="P12"><text:span text:style-name="T11">- Le roches volcanique projetée par une éruption scellent des niveaux archéologique qui pourront ainsi être datées grâce à la datation de tufs ou laves.</text:span></text:p>
      <text:p text:style-name="P12"><text:span text:style-name="T11">- Limites : on ne peut dater :</text:span></text:p>
      <text:p text:style-name="P12"><text:span text:style-name="T11">→ si la roche est poreuse, Argon peut </text:span><text:span text:style-name="T16">s’échapper</text:span><text:span text:style-name="T11"> </text:span></text:p>
      <text:p text:style-name="P12"><text:span text:style-name="T11">→ s’il y a contamination par Ar </text:span><text:span text:style-name="T16">atmosphérique</text:span><text:span text:style-name="T11"> </text:span></text:p>
      <text:p text:style-name="P12"><text:span text:style-name="T11">→ si les roches trop jeunes ne contiennent pas assez d’Ar détectable par les physicien</text:span></text:p>
      <text:p text:style-name="P13"><text:span text:style-name="T11"/></text:p>
      <text:p text:style-name="P13"><text:span text:style-name="T10">Thermoluminescence</text:span><text:span text:style-name="T11"> : </text:span></text:p>
      <text:p text:style-name="P19"><text:span text:style-name="T11">- 1953 : des chercheurs américains imaginent d’utiliser le phénomène de ther° pour dater des céramiques. </text:span></text:p>
      <text:p text:style-name="P19"><text:span text:style-name="T11">- Principes : basé sur la capacité de certains minéraux accumuler dans les défaits des cristaux, la radioactivité ambiante et à la restituer sous forme de lumière lorsqu’il sont chauffés</text:span></text:p>
      <text:p text:style-name="P19"><text:span text:style-name="T11">- La radioactivité ambiante provient de la désintégration des isotopes naturel contenus dans le sol. </text:span></text:p>
      <text:p text:style-name="P19"><text:span text:style-name="T11">- argile : par le céramiste … qu’ils vont cuire : à un moment chauffe et remettent le chronomètre à 0 : derrière chauffe de l’objet </text:span></text:p>
      <text:p text:style-name="P20"><text:span text:style-name="T11">- Matériaux datable : minéraux (quartz) contenus dans les structures des fours, céramiques, pierre de foyer, silex chauffé, datation archéologique</text:span></text:p>
      <text:p text:style-name="P20"><text:span text:style-name="T11">- Portée : de quelque années à millons ‘années se</text:span><text:span text:style-name="T17">l</text:span><text:span text:style-name="T11">on la nature et le nombre des défauts ds minéraux</text:span></text:p>
      <text:p text:style-name="P20"><text:span text:style-name="T11">- Limites : objet doivent être très bien chauffé + ne peuvent pas ê daté les objet or contexte parce qu’on ne connaît pas la radioactivité local mais on peut estimé son ancienneté + bien que chauffé, les métaux ne peuvent pas ê daté en raison de leur structure électronique</text:span></text:p>
      <text:p text:style-name="P20"><text:span text:style-name="T11"/></text:p>
      <text:p text:style-name="P20"><text:span text:style-name="T11">-</text:span><text:span text:style-name="T17">Innovation</text:span><text:span text:style-name="T11"> </text:span><text:span text:style-name="T17">méthologique</text:span><text:span text:style-name="T11"> : dater par OSL, le temps écoulé depuis la dernière exposition à la lumière du matériaux à dater + on peut dater la cuisson des briques de construction + évoluer le moment de leur mise en place dans des édifices et détermine ainsi les différentes étapes de construction de </text:span><text:span text:style-name="T17">bâtiment</text:span><text:span text:style-name="T11"> </text:span></text:p>
      <text:p text:style-name="P20"><text:span text:style-name="T11"/></text:p>
      <text:p text:style-name="P17"><text:span text:style-name="T23">Archéomagnétisme – Paléomagnétisme :</text:span></text:p>
      <text:p text:style-name="P20"><text:span text:style-name="T11">- cette méthode né en France dans les années </text:span><text:span text:style-name="T17">trente</text:span><text:span text:style-name="T11"> grâce au travaux de Thellier, appliqué de façon fiable à la </text:span><text:span text:style-name="T17">dation</text:span><text:span text:style-name="T11"> des fours et des foyers d’origine archéologique </text:span></text:p>
      <text:p text:style-name="P20"><text:span text:style-name="T11"/></text:p>
      <text:p text:style-name="P20"><text:span text:style-name="T11">- principe : des argiles ou éléments contenant des particules de fer, après avoir été chauffé p</text:span><text:span text:style-name="T17">e</text:span><text:span text:style-name="T11">uvent avoir enregistré lorsqu’il refroidiss</text:span><text:span text:style-name="T17">ent</text:span><text:span text:style-name="T11">, la direction et l’intensité du champs magnétique terrestre ancien CMT : Déclinaison inclinaison, intensité</text:span></text:p>
      <text:p text:style-name="P21"><text:span text:style-name="T11">- mode opératoire de prélèvement dan le cas de structure « en place »</text:span></text:p>
      <text:p text:style-name="P22"><text:soft-page-break/><text:span text:style-name="T11">- matériaux datable : oxydes de fer des argiles</text:span></text:p>
      <text:p text:style-name="P22"><text:span text:style-name="T11">- précision : résulte surtout des référencielle, de la reconstruction des abaques de références du CMT précision de 20ans dans les cas les plus favorables</text:span></text:p>
      <text:p text:style-name="P22"><text:span text:style-name="T11">- Limites : toutes argiles ou roche doit avoir été chauffé au de là de la température de Curie environ 700°C, la mesure de la direction du CMT nécessite que la structure soit restée en place</text:span></text:p>
      <text:p text:style-name="P22"><text:span text:style-name="T11"/></text:p>
      <text:p text:style-name="P22"><text:span text:style-name="T10">Uranium Thorium ou déséquilibre de la famille de l’Uranium </text:span><text:span text:style-name="T11">: </text:span></text:p>
      <text:p text:style-name="P22"><text:span text:style-name="T11">- principe : décroissement radioactive des isotopes intermédiaire234U et 230Th <text:s/>dans la chaîne des désintégration de 238U</text:span></text:p>
      <text:p text:style-name="P22"><text:span text:style-name="T11"/></text:p>
      <text:p text:style-name="P22"><text:span text:style-name="T11">- matériaux datable : formation carbonatées : canaux, planchers stalagmitiques, coquille, concrétions calcaires, et apatites carbonatée : reste osseux et dentaires</text:span></text:p>
      <text:p text:style-name="P22"><text:span text:style-name="T11"/></text:p>
      <text:p text:style-name="P23"><text:span text:style-name="T11">= permet de corriger la datation 14C par le </text:span></text:p>
      <text:p text:style-name="P23"><text:span text:style-name="T11">croissement des résultat qu’elle permet </text:span></text:p>
      <text:p text:style-name="P22"><text:span text:style-name="T11"/></text:p>
      <text:p text:style-name="P18"><text:span text:style-name="T23">Traces de fission de l’Uranium : </text:span></text:p>
      <text:p text:style-name="P22"><text:span text:style-name="T11"/></text:p>
      <text:p text:style-name="P22"><text:span text:style-name="T11">Découvre en 1940 : fission spontanée de l’uranium 238 et méthode en 1964 : Walker </text:span></text:p>
      <text:p text:style-name="P24"><text:span text:style-name="T11">- principe : des fractionnement ou fissions peuvent survenirdans les noyaux. Les produits de ces fissions provoquent des dégâts important le long de leurs trajectoire …</text:span></text:p>
      <text:p text:style-name="P24"><text:span text:style-name="T11"/></text:p>
      <text:p text:style-name="P15"><text:span text:style-name="T20">- Matériaux datable : ils doivent contenir de l’Uranium. Cette technique permet de dater des obsidiennes des zircons, des verres …</text:span></text:p>
      <text:p text:style-name="P24"><text:span text:style-name="T11">-précision : l’incertitude de comptage peut descendre à 2 % </text:span></text:p>
      <text:p text:style-name="P24"><text:span text:style-name="T11">- portée : de qulque siècles à quelque millions d’années</text:span></text:p>
      <text:p text:style-name="P24"><text:span text:style-name="T11">- limites : les traces disparaissent</text:span></text:p>
      <text:p text:style-name="P22"><text:span text:style-name="T11"/></text:p>
      <text:p text:style-name="P22"><text:span text:style-name="T11"/></text:p>
      <text:p text:style-name="P25"><text:span text:style-name="T11">pour réviser : science archéo Martine Régète <text:s/>ou artioli sur babord + : chercher tableau de toutes les méthodes évoquer </text:span></text:p>
      <text:p text:style-name="P25"><text:span text:style-name="T11">RETENIR LES MATERIAUX DATABLE <text:s/>+ METHODES ! + TABLEAU ! </text:span></text:p>
      <text:p text:style-name="P25"><text:span text:style-name="T11"/></text:p>
      <text:p text:style-name="P25"><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Liberation Serif" svg:font-family="'Liberation Serif'" style:font-family-generic="roman" style:font-pitch="variable"/>
    <style:font-face style:name="Segoe Script" svg:font-family="'Segoe Script'"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6T08:37:21.383000000</meta:creation-date>
    <meta:generator>LibreOffice/5.3.7.2$Windows_X86_64 LibreOffice_project/6b8ed514a9f8b44d37a1b96673cbbdd077e24059</meta:generator>
    <dc:date>2018-02-16T10:25:01.270000000</dc:date>
    <meta:editing-duration>PT8M47S</meta:editing-duration>
    <meta:editing-cycles>3</meta:editing-cycles>
    <meta:document-statistic meta:table-count="0" meta:image-count="0" meta:object-count="0" meta:page-count="4" meta:paragraph-count="77" meta:word-count="1611" meta:character-count="9888" meta:non-whitespace-character-count="8319"/>
  </office:meta>
</office:document-meta>
</file>